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1A4088F64DF286D8C5B.png" manifest:media-type="image/png"/>
  <manifest:file-entry manifest:full-path="Pictures/1000020100000028000000282D1225A5309072D4.png" manifest:media-type="image/png"/>
  <manifest:file-entry manifest:full-path="Pictures/10000000000001A4000001A420B1330022A57783.png" manifest:media-type="image/png"/>
  <manifest:file-entry manifest:full-path="Pictures/1000000000000028000000288B4A353BA76C2F1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85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anbox/anbox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anbox/anbox/blob/master/docs/build-android.md#start-of-content" text:style-name="Internet_20_link" text:visited-style-name="Visited_20_Internet_20_Link">Skip to content</text:a> </text:p>
      <text:section text:style-name="Sect1" text:name="js-pjax-loader-bar">
        <text:p text:style-name="Standard"/>
      </text:section>
      <text:list xml:id="list1863347627088931341" text:style-name="L1">
        <text:list-item>
          <text:p text:style-name="P8"><text:a xlink:type="simple" xlink:href="https://github.com/features" text:style-name="Internet_20_link" text:visited-style-name="Visited_20_Internet_20_Link">Features </text:a></text:p>
        </text:list-item>
        <text:list-item>
          <text:p text:style-name="P8"><text:a xlink:type="simple" xlink:href="https://github.com/business" text:style-name="Internet_20_link" text:visited-style-name="Visited_20_Internet_20_Link">Business </text:a></text:p>
        </text:list-item>
        <text:list-item>
          <text:p text:style-name="P8"><text:a xlink:type="simple" xlink:href="https://github.com/explore" text:style-name="Internet_20_link" text:visited-style-name="Visited_20_Internet_20_Link">Explore </text:a></text:p>
        </text:list-item>
        <text:list-item>
          <text:p text:style-name="P8"><text:a xlink:type="simple" xlink:href="https://github.com/marketplace" text:style-name="Internet_20_link" text:visited-style-name="Visited_20_Internet_20_Link">Marketplace </text:a></text:p>
        </text:list-item>
        <text:list-item>
          <text:p text:style-name="P1"><text:a xlink:type="simple" xlink:href="https://github.com/pricing" text:style-name="Internet_20_link" text:visited-style-name="Visited_20_Internet_20_Link">Pricing </text:a></text:p>
        </text:list-item>
      </text:list>
      <text:p text:style-name="Text_20_body"><text:a xlink:type="simple" xlink:href="https://github.com/anbox/anbox/blob/master/docs/build-android.md" text:style-name="Internet_20_link" text:visited-style-name="Visited_20_Internet_20_Link">This repository</text:a> <draw:control text:anchor-type="as-char" draw:z-index="0" draw:style-name="gr1" draw:text-style-name="P15" svg:width="4.476cm" svg:height="0.787cm" draw:control="control1"/> </text:p>
      <text:p text:style-name="P7"><text:a xlink:type="simple" xlink:href="https://github.com/login?return_to=%2Fanbox%2Fanbox%2Fblob%2Fmaster%2Fdocs%2Fbuild-android.md" text:style-name="Internet_20_link" text:visited-style-name="Visited_20_Internet_20_Link">Sign in</text:a> or <text:a xlink:type="simple" xlink:href="https://github.com/join?source=header-repo" text:style-name="Internet_20_link" text:visited-style-name="Visited_20_Internet_20_Link">Sign up</text:a> </text:p>
      <text:section text:style-name="Sect1" text:name="start-of-content">
        <text:p text:style-name="P7"/>
      </text:section>
      <text:section text:style-name="Sect1" text:name="js-flash-container">
        <text:p text:style-name="P7"/>
      </text:section>
      <text:section text:style-name="Sect1" text:name="js-repo-pjax-container">
        <text:list xml:id="list6591241428068843002" text:style-name="L2">
          <text:list-item>
            <text:p text:style-name="P2"/>
          </text:list-item>
        </text:list>
      </text:section>
      <text:list xml:id="list3279795093434484105" text:style-name="L3">
        <text:list-item>
          <text:p text:style-name="P9"><text:a xlink:type="simple" xlink:href="https://github.com/anbox/anbox/watchers" text:style-name="Internet_20_link" text:visited-style-name="Visited_20_Internet_20_Link">21 </text:a></text:p>
        </text:list-item>
      </text:list>
      <text:list xml:id="list7069317058013475542" text:style-name="L5">
        <text:list-item>
          <text:p text:style-name="P10"><text:a xlink:type="simple" xlink:href="https://github.com/anbox/anbox/stargazers" text:style-name="Internet_20_link" text:visited-style-name="Visited_20_Internet_20_Link">208 </text:a></text:p>
        </text:list-item>
      </text:list>
      <text:list xml:id="list7220883182172811031" text:style-name="L7">
        <text:list-item>
          <text:p text:style-name="P3"><text:a xlink:type="simple" xlink:href="https://github.com/anbox/anbox/network" text:style-name="Internet_20_link" text:visited-style-name="Visited_20_Internet_20_Link">33 </text:a></text:p>
        </text:list-item>
      </text:list>
      <text:h text:style-name="Heading_20_1" text:outline-level="1"><text:a xlink:type="simple" xlink:href="https://github.com/anbox" text:style-name="Internet_20_link" text:visited-style-name="Visited_20_Internet_20_Link">anbox</text:a>/<text:a xlink:type="simple" xlink:href="https://github.com/anbox/anbox" text:style-name="Internet_20_link" text:visited-style-name="Visited_20_Internet_20_Link"><text:span text:style-name="Strong_20_Emphasis">anbox</text:span></text:a> </text:h>
      <text:p text:style-name="P7"><text:a xlink:type="simple" xlink:href="https://github.com/anbox/anbox" text:style-name="Internet_20_link" text:visited-style-name="Visited_20_Internet_20_Link">Code </text:a><text:a xlink:type="simple" xlink:href="https://github.com/anbox/anbox/issues" text:style-name="Internet_20_link" text:visited-style-name="Visited_20_Internet_20_Link">Issues 281 </text:a><text:a xlink:type="simple" xlink:href="https://github.com/anbox/anbox/pulls" text:style-name="Internet_20_link" text:visited-style-name="Visited_20_Internet_20_Link">Pull requests 7 </text:a><text:a xlink:type="simple" xlink:href="https://github.com/anbox/anbox/wiki" text:style-name="Internet_20_link" text:visited-style-name="Visited_20_Internet_20_Link">Wiki </text:a><text:a xlink:type="simple" xlink:href="https://github.com/anbox/anbox/pulse" text:style-name="Internet_20_link" text:visited-style-name="Visited_20_Internet_20_Link">Insights </text:a></text:p>
      <text:p text:style-name="P7"><text:a xlink:type="simple" xlink:href="https://github.com/anbox/anbox" text:style-name="Internet_20_link" text:visited-style-name="Visited_20_Internet_20_Link">anbox</text:a>/<text:a xlink:type="simple" xlink:href="https://github.com/anbox/anbox/tree/master/docs" text:style-name="Internet_20_link" text:visited-style-name="Visited_20_Internet_20_Link">docs</text:a>/<text:span text:style-name="Strong_20_Emphasis">build-android.md</text:span> </text:p>
      <text:p text:style-name="P7"><text:a xlink:type="simple" xlink:href="https://github.com/anbox/anbox/commit/a54b2f4cb0202ab2d079def5f6e3fa88b6593c3d" text:style-name="Internet_20_link" text:visited-style-name="Visited_20_Internet_20_Link">a54b2f4 </text:a></text:p>
      <text:p text:style-name="P7"><draw:frame draw:style-name="fr1" draw:name="Image1" text:anchor-type="as-char" svg:width="0.605cm" svg:height="0.605cm" draw:z-index="1"><draw:image xlink:href="Pictures/1000000000000028000000288B4A353BA76C2F1E.jpg" xlink:type="simple" xlink:show="embed" xlink:actuate="onLoad"/><svg:title>@rmescandon</svg:title></draw:frame> <text:a xlink:type="simple" xlink:href="https://github.com/rmescandon" text:style-name="Internet_20_link" text:visited-style-name="Visited_20_Internet_20_Link">rmescandon</text:a> <text:a xlink:type="simple" xlink:href="https://github.com/anbox/anbox/commit/a54b2f4cb0202ab2d079def5f6e3fa88b6593c3d" text:style-name="Internet_20_link" text:visited-style-name="Visited_20_Internet_20_Link">correct build-android supported build targets names</text:a> </text:p>
      <text:p text:style-name="P7"><draw:a xlink:type="simple" xlink:href="https://github.com/anbox/anbox/commits/master/docs/build-android.md?author=Red54"><draw:frame draw:style-name="fr2" draw:name="Image2" text:anchor-type="as-char" svg:width="0.665cm" svg:height="0.665cm" draw:z-index="2"><draw:image xlink:href="Pictures/1000020100000028000000282D1225A5309072D4.png" xlink:type="simple" xlink:show="embed" xlink:actuate="onLoad"/><svg:title>@Red54</svg:title></draw:frame></draw:a><text:a xlink:type="simple" xlink:href="https://github.com/anbox/anbox/commits/master/docs/build-android.md?author=Red54" text:style-name="Internet_20_link" text:visited-style-name="Visited_20_Internet_20_Link"> </text:a><draw:a xlink:type="simple" xlink:href="https://github.com/anbox/anbox/commits/master/docs/build-android.md?author=rmescandon"><draw:frame draw:style-name="fr2" draw:name="Image3" text:anchor-type="as-char" svg:width="0.665cm" svg:height="0.665cm" draw:z-index="3"><draw:image xlink:href="Pictures/1000000000000028000000288B4A353BA76C2F1E.jpg" xlink:type="simple" xlink:show="embed" xlink:actuate="onLoad"/><svg:title>@rmescandon</svg:title></draw:frame></draw:a><text:a xlink:type="simple" xlink:href="https://github.com/anbox/anbox/commits/master/docs/build-android.md?author=rmescandon" text:style-name="Internet_20_link" text:visited-style-name="Visited_20_Internet_20_Link"> </text:a><draw:a xlink:type="simple" xlink:href="https://github.com/anbox/anbox/commits/master/docs/build-android.md?author=morphis"><draw:frame draw:style-name="fr2" draw:name="Image4" text:anchor-type="as-char" svg:width="0.665cm" svg:height="0.665cm" draw:z-index="4"><draw:image xlink:href="Pictures/10000000000001A4000001A420B1330022A57783.png" xlink:type="simple" xlink:show="embed" xlink:actuate="onLoad"/><svg:title>@morphis</svg:title></draw:frame></draw:a><text:a xlink:type="simple" xlink:href="https://github.com/anbox/anbox/commits/master/docs/build-android.md?author=morphis" text:style-name="Internet_20_link" text:visited-style-name="Visited_20_Internet_20_Link"> </text:a><draw:a xlink:type="simple" xlink:href="https://github.com/anbox/anbox/commits/master/docs/build-android.md?author=lag-linaro"><draw:frame draw:style-name="fr2" draw:name="Image5" text:anchor-type="as-char" svg:width="0.665cm" svg:height="0.665cm" draw:z-index="5"><draw:image xlink:href="Pictures/10000000000001A4000001A4088F64DF286D8C5B.png" xlink:type="simple" xlink:show="embed" xlink:actuate="onLoad"/><svg:title>@lag-linaro</svg:title></draw:frame></draw:a><text:a xlink:type="simple" xlink:href="https://github.com/anbox/anbox/commits/master/docs/build-android.md?author=lag-linaro" text:style-name="Internet_20_link" text:visited-style-name="Visited_20_Internet_20_Link"> </text:a></text:p>
      <text:section text:style-name="Sect1" text:name="Section1">
        <text:p text:style-name="P7"><text:bookmark text:name="js-repo-pjax-container"/>118 lines (84 sloc) 3.35 KB </text:p>
        <text:section text:style-name="Sect1" text:name="readme">
          <text:h text:style-name="Heading_20_1" text:outline-level="1"><text:bookmark text:name="user-content-build-android-image"/>Build Android Image</text:h>
          <text:p text:style-name="Text_20_body">For Anbox we're using a minimal customized version of Android but otherwise base all our work of a recent release of the <text:a xlink:type="simple" xlink:href="https://source.android.com/" text:style-name="Internet_20_link" text:visited-style-name="Visited_20_Internet_20_Link">Android Open Source Project</text:a>.</text:p>
          <text:p text:style-name="Text_20_body">To rebuild the Android image you need first fetch all relevant sources. This will take quite a huge amount of your disk space (~40GB). AOSP recommends at least 100GB of free disk space. Have a look at <text:a xlink:type="simple" xlink:href="https://source.android.com/source/requirements.html" text:style-name="Internet_20_link" text:visited-style-name="Visited_20_Internet_20_Link">their</text:a> pages too.</text:p>
          <text:p text:style-name="Text_20_body">In general for building the Anbox Andorid image the instructions found on <text:a xlink:type="simple" xlink:href="https://source.android.com/source/requirements.html" text:style-name="Internet_20_link" text:visited-style-name="Visited_20_Internet_20_Link">the pages from the AOSP project</text:a> apply. We will not describe again here of how to build the Android system in general but only focus on the steps required for Anbox.</text:p>
          <text:h text:style-name="Heading_20_2" text:outline-level="2"><text:bookmark text:name="user-content-fetch-all-relevant-sources"/>Fetch all relevant sources</text:h>
          <text:p text:style-name="Text_20_body">First setup a new workspace where you will download all sources too.</text:p>
          <text:p text:style-name="P14"><text:span text:style-name="Source_20_Text">$ mkdir $HOME/anbox-work</text:span></text:p>
          <text:p text:style-name="Text_20_body"><text:soft-page-break/>Now initialize the repository by download the manifest and start fetching the sources:</text:p>
          <text:p text:style-name="Preformatted_20_Text"><text:span text:style-name="Source_20_Text">$ cd $HOME/anbox-work</text:span></text:p>
          <text:p text:style-name="Preformatted_20_Text"><text:span text:style-name="Source_20_Text">$ repo init -u https://github.com/anbox/platform_manifests.git -b anbox</text:span></text:p>
          <text:p text:style-name="P14"><text:span text:style-name="Source_20_Text">$ repo sync -j4</text:span></text:p>
          <text:p text:style-name="Text_20_body">This will take quite some time depending on the speed of your internet connection.</text:p>
          <text:h text:style-name="Heading_20_2" text:outline-level="2"><text:bookmark text:name="user-content-build-android"/>Build Android</text:h>
          <text:p text:style-name="Text_20_body">When all sources are successfully downloaded you can start building Android itself.</text:p>
          <text:p text:style-name="Text_20_body">Firstly initialize the environment with the <text:span text:style-name="Source_20_Text">envsetup.sh</text:span> script.</text:p>
          <text:p text:style-name="P14"><text:span text:style-name="Source_20_Text">$ . build/envsetup.sh</text:span></text:p>
          <text:p text:style-name="Text_20_body">Then initialize the build using <text:span text:style-name="Source_20_Text">lunch</text:span>.</text:p>
          <text:p text:style-name="P14"><text:span text:style-name="Source_20_Text">$ lunch anbox_x86_64-userdebug</text:span></text:p>
          <text:p text:style-name="Text_20_body">The complete list of supported build targets:</text:p>
          <text:list xml:id="list7700036634666025003" text:style-name="L8">
            <text:list-item>
              <text:p text:style-name="P11">anbox_x86_64-userdebug </text:p>
            </text:list-item>
            <text:list-item>
              <text:p text:style-name="P11">anbox_armv7a_neon-userdebug </text:p>
            </text:list-item>
            <text:list-item>
              <text:p text:style-name="P4">anbox_arm64-userdebug </text:p>
            </text:list-item>
          </text:list>
          <text:p text:style-name="Text_20_body">Now build everything with</text:p>
          <text:p text:style-name="P14"><text:span text:style-name="Source_20_Text">$ make -j8</text:span></text:p>
          <text:p text:style-name="Text_20_body">Once the build is done we need to take the results and create an image file suitable for Anbox.</text:p>
          <text:p text:style-name="Preformatted_20_Text"><text:span text:style-name="Source_20_Text">$ cd $HOME/anbox-work/anbox</text:span></text:p>
          <text:p text:style-name="Preformatted_20_Text"><text:span text:style-name="Source_20_Text">$ scripts/create-package.sh \</text:span></text:p>
          <text:p text:style-name="Preformatted_20_Text"><text:span text:style-name="Source_20_Text"><text:s text:c="4"/>$PWD/../out/target/product/x86_64/ramdisk.img \</text:span></text:p>
          <text:p text:style-name="P14"><text:span text:style-name="Source_20_Text"><text:s text:c="4"/>$PWD/../out/target/product/x86_64/system.img</text:span></text:p>
          <text:p text:style-name="Text_20_body">This will create an <text:span text:style-name="Emphasis">android.img</text:span> file in the current directory.</text:p>
          <text:p text:style-name="Text_20_body">With this, you are now able to use your custom image within the Anbox runtime.</text:p>
          <text:h text:style-name="Heading_20_2" text:outline-level="2"><text:bookmark text:name="user-content-run-anbox-with-self-build-androidimg"/>Run Anbox with self build android.img</text:h>
          <text:p text:style-name="Text_20_body">If you have Anbox installed on your system you need to stop it first. If you used the installer script and the snap you can do this via</text:p>
          <text:p text:style-name="Preformatted_20_Text"><text:span text:style-name="Source_20_Text">$ initctl stop anbox</text:span></text:p>
          <text:p text:style-name="P14"><text:span text:style-name="Source_20_Text">$ sudo systemctl stop snap.anbox.container-manager</text:span></text:p>
          <text:p text:style-name="Text_20_body">It is important that you stop both, the container manager and the session manager.</text:p>
          <text:p text:style-name="Text_20_body">Once both services are stopped you can start the container manager with your custom android.img file by running</text:p>
          <text:p text:style-name="Preformatted_20_Text"><text:span text:style-name="Source_20_Text">$ datadir=$HOME/anbox-data</text:span></text:p>
          <text:p text:style-name="Preformatted_20_Text"><text:span text:style-name="Source_20_Text">$ mkdir -p $datadir/rootfs</text:span></text:p>
          <text:p text:style-name="Preformatted_20_Text"><text:soft-page-break/><text:span text:style-name="Source_20_Text">$ sudo anbox container-manager \</text:span></text:p>
          <text:p text:style-name="Preformatted_20_Text"><text:span text:style-name="Source_20_Text"><text:s text:c="4"/>--android-image=/path/to/android.img \</text:span></text:p>
          <text:p text:style-name="P14"><text:span text:style-name="Source_20_Text"><text:s text:c="4"/>--data-path=$datadir</text:span></text:p>
          <text:p text:style-name="Text_20_body">This will start the container manager and setup the container rootfs inside the specified data path.</text:p>
          <text:p text:style-name="Preformatted_20_Text"><text:span text:style-name="Source_20_Text">$ ls -alh $HOME/anbox-data</text:span></text:p>
          <text:p text:style-name="Preformatted_20_Text"><text:span text:style-name="Source_20_Text">total 20K</text:span></text:p>
          <text:p text:style-name="Preformatted_20_Text"><text:span text:style-name="Source_20_Text">drwxrwxr-x <text:s/>5 ubuntu <text:s/>ubuntu <text:s/>4,0K Feb 22 08:04 .</text:span></text:p>
          <text:p text:style-name="Preformatted_20_Text"><text:span text:style-name="Source_20_Text">drwxrwxr-x 16 ubuntu <text:s/>ubuntu <text:s/>4,0K Feb 22 08:04 ..</text:span></text:p>
          <text:p text:style-name="Preformatted_20_Text"><text:span text:style-name="Source_20_Text">drwxr-xr-x <text:s/>2 100000 <text:s/>100000 4,0K Feb 22 08:04 cache</text:span></text:p>
          <text:p text:style-name="Preformatted_20_Text"><text:span text:style-name="Source_20_Text">drwxr-xr-x <text:s/>2 100000 <text:s/>100000 4,0K Feb 22 08:04 data</text:span></text:p>
          <text:p text:style-name="P14"><text:span text:style-name="Source_20_Text">drwxr-xr-x <text:s/>2 root <text:s text:c="3"/>root <text:s text:c="2"/>4,0K Feb 22 08:04 rootfs</text:span></text:p>
          <text:p text:style-name="Text_20_body"><text:span text:style-name="Strong_20_Emphasis">NOTE:</text:span> If you look into the $HOME/anbox-data/rootfs directory you won't see anything as the container manager spawns up a private mount namespace which prevents anything from the outside to see its mount points.</text:p>
          <text:p text:style-name="Text_20_body">The <text:span text:style-name="Emphasis">cache</text:span> and <text:span text:style-name="Emphasis">data</text:span> directories are bind-mounted into the rootfs at <text:span text:style-name="Emphasis">rootfs/data</text:span> and <text:span text:style-name="Emphasis">rootfs/cache</text:span>.</text:p>
        </text:section>
      </text:section>
      <text:list xml:id="list590838723006928948" text:style-name="L9">
        <text:list-item>
          <text:p text:style-name="P12">© 2017 GitHub, Inc. </text:p>
        </text:list-item>
        <text:list-item>
          <text:p text:style-name="P12"><text:a xlink:type="simple" xlink:href="https://github.com/site/terms" text:style-name="Internet_20_link" text:visited-style-name="Visited_20_Internet_20_Link">Terms</text:a> </text:p>
        </text:list-item>
        <text:list-item>
          <text:p text:style-name="P12"><text:a xlink:type="simple" xlink:href="https://github.com/site/privacy" text:style-name="Internet_20_link" text:visited-style-name="Visited_20_Internet_20_Link">Privacy</text:a> </text:p>
        </text:list-item>
        <text:list-item>
          <text:p text:style-name="P12"><text:a xlink:type="simple" xlink:href="https://github.com/security" text:style-name="Internet_20_link" text:visited-style-name="Visited_20_Internet_20_Link">Security</text:a> </text:p>
        </text:list-item>
        <text:list-item>
          <text:p text:style-name="P12"><text:a xlink:type="simple" xlink:href="https://status.github.com/" text:style-name="Internet_20_link" text:visited-style-name="Visited_20_Internet_20_Link">Status</text:a> </text:p>
        </text:list-item>
        <text:list-item>
          <text:p text:style-name="P5"><text:a xlink:type="simple" xlink:href="https://help.github.com/" text:style-name="Internet_20_link" text:visited-style-name="Visited_20_Internet_20_Link">Help</text:a> </text:p>
        </text:list-item>
      </text:list>
      <text:list xml:id="list4493985703182540157" text:style-name="L10">
        <text:list-item>
          <text:p text:style-name="P13"><text:a xlink:type="simple" xlink:href="https://github.com/contact" text:style-name="Internet_20_link" text:visited-style-name="Visited_20_Internet_20_Link">Contact GitHub</text:a> </text:p>
        </text:list-item>
        <text:list-item>
          <text:p text:style-name="P13"><text:a xlink:type="simple" xlink:href="https://developer.github.com/" text:style-name="Internet_20_link" text:visited-style-name="Visited_20_Internet_20_Link">API</text:a> </text:p>
        </text:list-item>
        <text:list-item>
          <text:p text:style-name="P13"><text:a xlink:type="simple" xlink:href="https://training.github.com/" text:style-name="Internet_20_link" text:visited-style-name="Visited_20_Internet_20_Link">Training</text:a> </text:p>
        </text:list-item>
        <text:list-item>
          <text:p text:style-name="P13"><text:a xlink:type="simple" xlink:href="https://shop.github.com/" text:style-name="Internet_20_link" text:visited-style-name="Visited_20_Internet_20_Link">Shop</text:a> </text:p>
        </text:list-item>
        <text:list-item>
          <text:p text:style-name="P13"><text:a xlink:type="simple" xlink:href="https://github.com/blog" text:style-name="Internet_20_link" text:visited-style-name="Visited_20_Internet_20_Link">Blog</text:a> </text:p>
        </text:list-item>
        <text:list-item>
          <text:p text:style-name="P6"><text:a xlink:type="simple" xlink:href="https://github.com/about" text:style-name="Internet_20_link" text:visited-style-name="Visited_20_Internet_20_Link">Abou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43:15.555332600</meta:creation-date>
    <dc:date>2017-12-12T14:43:25.291374237</dc:date>
    <meta:editing-duration>PT11S</meta:editing-duration>
    <meta:editing-cycles>1</meta:editing-cycles>
    <meta:document-statistic meta:table-count="0" meta:image-count="5" meta:object-count="0" meta:page-count="3" meta:paragraph-count="83" meta:word-count="563" meta:character-count="3509" meta:non-whitespace-character-count="2984"/>
    <meta:generator>LibreOffice/5.1.6.2$Linux_X86_64 LibreOffice_project/10m0$Build-2</meta:generator>
  </office:meta>
</office:document-meta>
</file>